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DejaVu Sans Mono"/>
    </style:style>
    <style:style style:name="P3" style:family="paragraph" style:parent-style-name="Standard">
      <style:paragraph-properties fo:text-align="center" style:justify-single-word="false"/>
      <style:text-properties style:font-name="DejaVu Sans Mono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Preformatted_20_Text">
      <style:text-properties style:font-name="DejaVu Sans Mono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DejaVu Sans Mono" fo:font-weight="bold" style:font-weight-asian="bold"/>
    </style:style>
    <style:style style:name="T4" style:family="text">
      <style:text-properties style:font-name="DejaVu Sans Mono" fo:font-weight="bold" style:font-weight-asian="bold" style:font-weight-complex="bold"/>
    </style:style>
    <style:style style:name="T5" style:family="text">
      <style:text-properties style:font-name="DejaVu Sans Mono" officeooo:rsid="000da6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PROGRAM – 4</text:span></text:p>
      <text:p text:style-name="Standard"><text:span text:style-name="T1">/********************************************************************/</text:span></text:p>
      <text:p text:style-name="Standard"><text:span text:style-name="T1">/* Name of the Program : power <text:s/><text:tab/><text:tab/> <text:s text:c="29"/>*/</text:span></text:p>
      <text:p text:style-name="Standard"><text:span text:style-name="T1">/* Aim <text:s text:c="16"/>: accepts two integers as arguments and <text:s text:c="5"/>*/</text:span></text:p>
      <text:p text:style-name="Standard"><text:span text:style-name="T1">/* <text:s text:c="22"/>computes the power of first to second <text:s text:c="5"/>*/</text:span></text:p>
      <text:p text:style-name="Standard"><text:span text:style-name="T1">/* Author <text:s text:c="13"/>: </text:span><text:span text:style-name="T5">Rafsal Rahim</text:span><text:span text:style-name="T1"> <text:s text:c="30"/>*/</text:span></text:p>
      <text:p text:style-name="Standard"><text:span text:style-name="T1">/* Date Written <text:s text:c="7"/>: 1</text:span><text:span text:style-name="T5">6</text:span><text:span text:style-name="T1">.01.2018 <text:s text:c="32"/>*/</text:span></text:p>
      <text:p text:style-name="Standard"><text:span text:style-name="T4">/</text:span><text:span text:style-name="T1">********************************************************************</text:span><text:span text:style-name="T4">/</text:span></text:p>
      <text:p text:style-name="P3"/>
      <text:p text:style-name="Standard"><text:span text:style-name="T1">/********************************************************************/</text:span></text:p>
      <text:p text:style-name="Standard"><text:span text:style-name="T1">/* </text:span><text:span text:style-name="T3">PROGRAM: <text:s text:c="56"/></text:span><text:span text:style-name="T1">*/</text:span></text:p>
      <text:p text:style-name="Standard"><text:span text:style-name="T3"><text:tab/></text:span></text:p>
      <text:p text:style-name="Preformatted_20_Text"><text:span text:style-name="T1">echo Enter base number</text:span></text:p>
      <text:p text:style-name="Preformatted_20_Text"><text:span text:style-name="T1">read a</text:span></text:p>
      <text:p text:style-name="Preformatted_20_Text"><text:span text:style-name="T1">echo Enter power number</text:span></text:p>
      <text:p text:style-name="Preformatted_20_Text"><text:span text:style-name="T1">read b</text:span></text:p>
      <text:p text:style-name="Preformatted_20_Text"><text:span text:style-name="T1">i=0</text:span></text:p>
      <text:p text:style-name="Preformatted_20_Text"><text:span text:style-name="T1">power=1</text:span></text:p>
      <text:p text:style-name="Preformatted_20_Text"><text:span text:style-name="T1">while [ $i -lt $a ]</text:span></text:p>
      <text:p text:style-name="Preformatted_20_Text"><text:span text:style-name="T1">do</text:span></text:p>
      <text:p text:style-name="Preformatted_20_Text"><text:span text:style-name="T1"><text:s/>power=`expr $power \* $b`</text:span></text:p>
      <text:p text:style-name="Preformatted_20_Text"><text:span text:style-name="T1"><text:s/>i=`expr $i + 1`</text:span></text:p>
      <text:p text:style-name="Preformatted_20_Text"><text:span text:style-name="T1">done</text:span></text:p>
      <text:p text:style-name="Preformatted_20_Text"><text:span text:style-name="T1">echo $power </text:span></text:p>
      <text:p text:style-name="Preformatted_20_Text"><text:span text:style-name="T1">/********************************************************************/</text:span></text:p>
      <text:p text:style-name="P5"/>
      <text:p text:style-name="Standard"><text:span text:style-name="T1">/********************************************************************/</text:span></text:p>
      <text:p text:style-name="Standard"><text:span text:style-name="T1">/* </text:span><text:span text:style-name="T4">RESULT : </text:span><text:span text:style-name="T3"><text:s text:c="56"/></text:span><text:span text:style-name="T1">*/</text:span></text:p>
      <text:p text:style-name="Standard"><text:span text:style-name="T1">/* </text:span><text:span text:style-name="T4"><text:s text:c="2"/></text:span><text:span text:style-name="T3"><text:s text:c="63"/></text:span><text:span text:style-name="T1">*/</text:span><text:span text:style-name="T3"> <text:s text:c="57"/></text:span><text:span text:style-name="T1"><text:s text:c="65"/></text:span></text:p>
      <text:p text:style-name="Standard"><text:span text:style-name="T1">/* The script is executed and the output is verified <text:s text:c="15"/>*/</text:span></text:p>
      <text:p text:style-name="Standard"><text:span text:style-name="T1">/* </text:span><text:span text:style-name="T4"><text:s text:c="8"/></text:span><text:span text:style-name="T3"><text:s text:c="57"/></text:span><text:span text:style-name="T1">*/</text:span></text:p>
      <text:p text:style-name="Standard"><text:span text:style-name="T1">/********************************************************************/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<text:span text:style-name="T1">/********************************************************************/</text:span></text:p>
      <text:p text:style-name="Standard"><text:span text:style-name="T3">OUTPUT: <text:s text:c="57"/></text:span></text:p>
      <text:p text:style-name="Standard"><text:span text:style-name="T1"><text:s text:c="65"/></text:span></text:p>
      <text:p text:style-name="Standard"><text:span text:style-name="T1">$ ./pgm4.sh</text:span></text:p>
      <text:p text:style-name="Standard"><text:span text:style-name="T1">Enter base number</text:span></text:p>
      <text:p text:style-name="Standard"><text:span text:style-name="T1">2</text:span></text:p>
      <text:p text:style-name="Standard"><text:span text:style-name="T1">Enter power number</text:span></text:p>
      <text:p text:style-name="Standard"><text:span text:style-name="T1">3</text:span></text:p>
      <text:p text:style-name="Standard"><text:span text:style-name="T1">9 </text:span></text:p>
      <text:p text:style-name="Standard"><text:span text:style-name="T1">/********************************************************************/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run P Karun</meta:initial-creator>
    <meta:editing-cycles>54</meta:editing-cycles>
    <meta:print-date>2018-03-24T18:15:00</meta:print-date>
    <meta:creation-date>2016-11-01T11:32:00</meta:creation-date>
    <dc:date>2018-03-25T16:19:22.765810395</dc:date>
    <dc:language>en-IN</dc:language>
    <meta:editing-duration>PT1H26M31S</meta:editing-duration>
    <meta:generator>LibreOffice/5.4.2.2$Linux_X86_64 LibreOffice_project/40m0$Build-2</meta:generator>
    <meta:document-statistic meta:table-count="0" meta:image-count="0" meta:object-count="0" meta:page-count="2" meta:paragraph-count="40" meta:word-count="115" meta:character-count="1717" meta:non-whitespace-character-count="96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